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a0a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solid" draw:stroke-dash="Ultrafine_20_Dashed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solid" draw:stroke-dash="Ultrafine_20_Dashed" draw:fill="solid" draw:fill-color="#ffff99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solid" draw:stroke-dash="Ultrafine_20_Dashed" draw:fill="solid" draw:fill-color="#b4eeb4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dash" draw:stroke-dash="Ultrafine_20_Dashed" draw:fill="solid" draw:fill-color="#99ccff" draw:textarea-horizontal-align="center" draw:textarea-vertical-align="middle"/>
    </style:style>
    <style:style style:name="gr10" style:family="graphic" style:parent-style-name="standard">
      <style:graphic-properties draw:stroke="solid" draw:stroke-dash="Ultrafine_20_Dashed" draw:fill="solid" draw:fill-color="#99ccff" draw:textarea-horizontal-align="center" draw:textarea-vertical-align="middle"/>
    </style:style>
    <style:style style:name="gr11" style:family="graphic" style:parent-style-name="standard">
      <style:graphic-properties draw:stroke="solid" draw:stroke-dash="Ultrafine_20_Dashed" draw:fill="solid" draw:fill-color="#bfe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solid" draw:stroke-dash="Ultrafine_20_Dashed" draw:fill="solid" draw:fill-color="#b2dfee" draw:textarea-horizontal-align="center" draw:textarea-vertical-align="middle"/>
    </style:style>
    <style:style style:name="gr13" style:family="graphic" style:parent-style-name="standard">
      <style:graphic-properties draw:stroke="solid" draw:fill="solid" draw:fill-color="#cccccc" draw:textarea-horizontal-align="center" draw:textarea-vertical-align="middle"/>
    </style:style>
    <style:style style:name="gr14" style:family="graphic" style:parent-style-name="standard">
      <style:graphic-properties draw:stroke="solid" draw:fill="solid" draw:fill-color="#ffcc99" draw:textarea-horizontal-align="center" draw:textarea-vertical-align="middle"/>
    </style:style>
    <style:style style:name="gr15" style:family="graphic" style:parent-style-name="standard">
      <style:graphic-properties draw:stroke="solid" draw:stroke-dash="Ultrafine_20_Dashed" draw:fill="solid" draw:fill-color="#ffcc99" draw:textarea-horizontal-align="center" draw:textarea-vertical-align="middle"/>
    </style:style>
    <style:style style:name="gr16" style:family="graphic" style:parent-style-name="standard">
      <style:graphic-properties draw:stroke="solid" draw:stroke-dash="Ultrafine_20_Dashed" draw:fill="solid" draw:fill-color="#e6e6e6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solid" draw:stroke-dash="Ultrafine_20_Dashed" draw:fill="solid" draw:fill-color="#e6e6e6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textarea-horizontal-align="center" draw:textarea-vertical-align="middle"/>
    </style:style>
    <style:style style:name="gr20" style:family="graphic" style:parent-style-name="standard">
      <style:graphic-properties draw:stroke="solid" draw:fill="solid" draw:fill-color="#ffcc99"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9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8pt"/>
    </style:style>
    <style:style style:name="P5" style:family="paragraph">
      <style:paragraph-properties fo:margin-left="0cm" fo:margin-right="0cm" fo:text-align="start" text:enable-numbering="true" fo:text-indent="0cm"/>
    </style:style>
    <style:style style:name="P6" style:family="paragraph">
      <style:paragraph-properties fo:text-align="center"/>
      <style:text-properties fo:font-size="10pt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9pt"/>
    </style:style>
    <style:style style:name="P9" style:family="paragraph">
      <style:paragraph-properties fo:text-align="center"/>
      <style:text-properties fo:font-size="9pt" fo:font-weight="bold"/>
    </style:style>
    <style:style style:name="P10" style:family="paragraph">
      <style:paragraph-properties fo:margin-left="0cm" fo:margin-right="0cm" fo:text-align="start" text:enable-numbering="false" fo:text-indent="0cm"/>
    </style:style>
    <style:style style:name="P11" style:family="paragraph">
      <style:paragraph-properties fo:text-align="start"/>
      <style:text-properties fo:font-size="9pt" fo:font-weight="bold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align="start" fo:text-indent="0cm"/>
      <style:text-properties fo:font-size="9pt" fo:font-weight="bold"/>
    </style:style>
    <style:style style:name="P14" style:family="paragraph">
      <style:paragraph-properties fo:margin-left="0cm" fo:margin-right="0cm" fo:margin-top="0.4cm" fo:margin-bottom="0.4cm" fo:line-height="150%" fo:text-align="center" text:enable-numbering="false" fo:text-indent="0cm"/>
    </style:style>
    <style:style style:name="P15" style:family="paragraph">
      <style:paragraph-properties fo:margin-left="0cm" fo:margin-right="0cm" fo:margin-top="0.4cm" fo:margin-bottom="0.4cm" fo:line-height="100%" fo:text-align="center" text:enable-numbering="false" fo:text-indent="0cm"/>
    </style:style>
    <style:style style:name="P16" style:family="paragraph">
      <style:paragraph-properties fo:margin-left="0cm" fo:margin-right="0cm" fo:margin-top="0.4cm" fo:margin-bottom="0.4cm" fo:line-height="100%" fo:text-align="start" text:enable-numbering="false" fo:text-indent="0cm"/>
    </style:style>
    <style:style style:name="P17" style:family="paragraph">
      <style:paragraph-properties fo:text-align="center"/>
      <style:text-properties fo:font-size="32pt" fo:font-weight="bold"/>
    </style:style>
    <style:style style:name="P18" style:family="paragraph">
      <style:paragraph-properties fo:margin-left="0cm" fo:margin-right="0cm" fo:text-align="center" fo:text-indent="0cm"/>
      <style:text-properties fo:font-size="6.5pt" fo:font-weight="bold"/>
    </style:style>
    <style:style style:name="P19" style:family="paragraph">
      <style:paragraph-properties fo:text-align="center"/>
      <style:text-properties fo:font-weight="bold"/>
    </style:style>
    <style:style style:name="T1" style:family="text">
      <style:text-properties fo:font-size="9pt" fo:font-weight="bold"/>
    </style:style>
    <style:style style:name="T2" style:family="text">
      <style:text-properties fo:font-size="9pt"/>
    </style:style>
    <style:style style:name="T3" style:family="text">
      <style:text-properties fo:font-size="8pt"/>
    </style:style>
    <style:style style:name="T4" style:family="text">
      <style:text-properties fo:font-size="9pt" fo:font-weight="normal"/>
    </style:style>
    <style:style style:name="T5" style:family="text">
      <style:text-properties fo:font-size="9pt" fo:font-style="italic" fo:font-weight="normal"/>
    </style:style>
    <style:style style:name="T6" style:family="text">
      <style:text-properties style:use-window-font-color="true" style:text-outline="false" style:text-line-through-style="none" fo:font-family="'Albany AMT'" style:font-family-generic="roman" style:font-pitch="variable" fo:font-size="28pt" fo:font-style="normal" fo:text-shadow="none" style:text-underline-style="none" fo:font-weight="bold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7" style:family="text">
      <style:text-properties style:use-window-font-color="true" style:text-outline="false" style:text-line-through-style="none" fo:font-family="'Albany AMT'" style:font-family-generic="roman" style:font-pitch="variable" fo:font-size="24pt" fo:font-style="normal" fo:text-shadow="none" style:text-underline-style="none" fo:font-weight="bold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8" style:family="text"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9" style:family="text">
      <style:text-properties style:use-window-font-color="true" style:text-outline="false" style:text-line-through-style="none" fo:font-family="'Albany AMT'" style:font-pitch="variable" fo:font-size="24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10" style:family="text">
      <style:text-properties style:use-window-font-color="true" style:text-outline="false" style:text-line-through-style="none" fo:font-family="'Courier 10 Pitch'" style:font-pitch="fixed" fo:font-size="22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11" style:family="text">
      <style:text-properties fo:font-size="6.5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4" draw:layer="layout" svg:width="7.2cm" svg:height="0.7cm" svg:x="16.535cm" svg:y="14.636cm">
          <text:p text:style-name="P1"><text:span text:style-name="T1">Action: </text:span><text:span text:style-name="T2">provide-worksheet-info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4" draw:id="id1" draw:layer="layout" svg:width="2.4cm" svg:height="2.4cm" svg:x="18.935cm" svg:y="17.636cm">
          <text:p text:style-name="P3"><text:span text:style-name="T3">case = staff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draw:id="id3" draw:layer="layout" svg:width="3.3cm" svg:height="3.121cm" svg:x="25.235cm" svg:y="12.636cm">
          <text:list text:style-name="L1">
            <text:list-item>
              <text:p text:style-name="P1"><text:span text:style-name="T2">Sets the following</text:span></text:p>
            </text:list-item>
          </text:list>
          <text:list text:style-name="L1">
            <text:list-item>
              <text:p text:style-name="P1"><text:span text:style-name="T2">sitemap parameters:</text:span></text:p>
            </text:list-item>
          </text:list>
          <text:list text:style-name="L1">
            <text:list-item>
              <text:p text:style-name="P5"><text:span text:style-name="T2"><text:s/></text:span><text:span text:style-name="T2">case</text:span></text:p>
            </text:list-item>
          </text:list>
          <text:list text:style-name="L1">
            <text:list-item>
              <text:p text:style-name="P5"><text:span text:style-name="T2"><text:s/></text:span><text:span text:style-name="T2">summary</text:span></text:p>
            </text:list-item>
          </text:list>
          <text:list text:style-name="L1">
            <text:list-item>
              <text:p text:style-name="P5"><text:span text:style-name="T2"><text:s/></text:span><text:span text:style-name="T2">is-course-member</text:span></text:p>
            </text:list-item>
          </text:list>
          <text:list text:style-name="L1">
            <text:list-item>
              <text:p text:style-name="P5"><text:span text:style-name="T2"><text:s/></text:span><text:span text:style-name="T2">is-staff-member</text:span></text:p>
            </text:list-item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id="id2" draw:layer="layout" svg:width="7.2cm" svg:height="0.7cm" svg:x="22.223cm" svg:y="19.689cm">
          <text:p text:style-name="P1"><text:span text:style-name="T1">Action: </text:span><text:span text:style-name="T4">setup-course-for-staff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6" draw:layer="layout" svg:x1="21.335cm" svg:y1="18.835cm" svg:x2="25.823cm" svg:y2="19.689cm" draw:start-shape="id1" draw:start-glue-point="7" draw:end-shape="id2" draw:end-glue-point="0">
          <text:p text:style-name="P7"/>
        </draw:connector>
        <draw:frame draw:style-name="gr5" draw:text-style-name="P8" draw:layer="layout" svg:width="1.002cm" svg:height="0.607cm" svg:x="22.133cm" svg:y="18.31cm">
          <draw:text-box>
            <text:p text:style-name="P7"><text:span text:style-name="T2">yes</text:span></text:p>
          </draw:text-box>
        </draw:frame>
        <draw:connector draw:style-name="gr6" draw:text-style-name="P6" draw:layer="layout" draw:type="line" svg:x1="25.235cm" svg:y1="14.196cm" svg:x2="23.735cm" svg:y2="14.986cm" draw:start-shape="id3" draw:start-glue-point="5" draw:end-shape="id4" draw:end-glue-point="1">
          <text:p text:style-name="P7"/>
        </draw:connector>
        <draw:custom-shape draw:style-name="gr3" draw:text-style-name="P2" draw:id="id5" draw:layer="layout" svg:width="5.5cm" svg:height="3.212cm" svg:x="31.422cm" svg:y="15.007cm">
          <text:list text:style-name="L1">
            <text:list-item>
              <text:p text:style-name="P1"><text:span text:style-name="T2"/></text:p>
            </text:list-item>
          </text:list>
          <text:list text:style-name="L1">
            <text:list-item>
              <text:p text:style-name="P1"><text:span text:style-name="T2">Sets the following sitemap</text:span></text:p>
            </text:list-item>
          </text:list>
          <text:list text:style-name="L1">
            <text:list-item>
              <text:p text:style-name="P1"><text:span text:style-name="T2">parameters:</text:span></text:p>
            </text:list-item>
          </text:list>
          <text:list text:style-name="L1">
            <text:list-item>
              <text:p text:style-name="P5"><text:span text:style-name="T2"><text:s/></text:span><text:span text:style-name="T2">tutor-view</text:span></text:p>
            </text:list-item>
          </text:list>
          <text:list text:style-name="L1">
            <text:list-item>
              <text:p text:style-name="P5"><text:span text:style-name="T2"><text:s/></text:span><text:span text:style-name="T2">user</text:span></text:p>
            </text:list-item>
          </text:list>
          <text:list text:style-name="L1">
            <text:list-item>
              <text:p text:style-name="P5"><text:span text:style-name="T2"><text:s/></text:span><text:span text:style-name="T2">student-selection-failed</text:span></text:p>
            </text:list-item>
          </text:list>
          <text:list text:style-name="L1">
            <text:list-item>
              <text:p text:style-name="P5"><text:span text:style-name="T2"><text:s/></text:span><text:span text:style-name="T2">student-selection-error-message</text:span></text:p>
            </text:list-item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6" draw:text-style-name="P6" draw:layer="layout" draw:type="line" svg:x1="31.422cm" svg:y1="16.612cm" svg:x2="29.423cm" svg:y2="20.039cm" draw:start-shape="id5" draw:start-glue-point="5" draw:end-shape="id2" draw:end-glue-point="1">
          <text:p text:style-name="P7"/>
        </draw:connector>
        <draw:custom-shape draw:style-name="gr7" draw:text-style-name="P9" draw:id="id10" draw:layer="layout" svg:width="7.2cm" svg:height="0.7cm" svg:x="22.223cm" svg:y="22.389cm">
          <text:p text:style-name="P1"><text:span text:style-name="T1">Generator: </text:span><text:span text:style-name="T4">documen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" draw:text-style-name="P9" draw:id="id7" draw:layer="layout" svg:width="7.2cm" svg:height="0.7cm" svg:x="22.223cm" svg:y="23.889cm">
          <text:p text:style-name="P1"><text:span text:style-name="T1">Transformer: </text:span><text:span text:style-name="T4">add-param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2" draw:id="id6" draw:layer="layout" svg:width="5.475cm" svg:height="4.42cm" svg:x="31.402cm" svg:y="23.323cm">
          <text:list text:style-name="L1">
            <text:list-item>
              <text:p text:style-name="P10"><text:span text:style-name="T2">Adds the following parameters:</text:span></text:p>
            </text:list-item>
          </text:list>
          <text:list text:style-name="L1">
            <text:list-item>
              <text:p text:style-name="P5"><text:span text:style-name="T2"><text:s/></text:span><text:span text:style-name="T2">course</text:span></text:p>
            </text:list-item>
          </text:list>
          <text:list text:style-name="L1">
            <text:list-item>
              <text:p text:style-name="P5"><text:span text:style-name="T2"><text:s/></text:span><text:span text:style-name="T2">session-user</text:span></text:p>
            </text:list-item>
          </text:list>
          <text:list text:style-name="L1">
            <text:list-item>
              <text:p text:style-name="P5"><text:span text:style-name="T2"><text:s/></text:span><text:span text:style-name="T2">with-load-button</text:span></text:p>
            </text:list-item>
          </text:list>
          <text:list text:style-name="L1">
            <text:list-item>
              <text:p text:style-name="P5"><text:span text:style-name="T2"><text:s/></text:span><text:span text:style-name="T2">is-staff-member </text:span></text:p>
            </text:list-item>
          </text:list>
          <text:list text:style-name="L1">
            <text:list-item>
              <text:p text:style-name="P5"><text:span text:style-name="T2"><text:s/></text:span><text:span text:style-name="T2">tutor-view</text:span></text:p>
            </text:list-item>
          </text:list>
          <text:list text:style-name="L1">
            <text:list-item>
              <text:p text:style-name="P5"><text:span text:style-name="T2"><text:s/></text:span><text:span text:style-name="T2">student-selection-failed</text:span></text:p>
            </text:list-item>
          </text:list>
          <text:list text:style-name="L1">
            <text:list-item>
              <text:p text:style-name="P5"><text:span text:style-name="T2"><text:s/></text:span><text:span text:style-name="T2">student-selection-error-message</text:span></text:p>
            </text:list-item>
          </text:list>
          <text:list text:style-name="L1">
            <text:list-item>
              <text:p text:style-name="P5"><text:span text:style-name="T2"><text:s/></text:span><text:span text:style-name="T2">as-frame</text:span></text:p>
            </text:list-item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9" draw:text-style-name="P6" draw:layer="layout" draw:type="line" svg:x1="31.402cm" svg:y1="25.532cm" svg:x2="29.423cm" svg:y2="24.239cm" draw:start-shape="id6" draw:start-glue-point="5" draw:end-shape="id7" draw:end-glue-point="1">
          <text:p text:style-name="P7"/>
        </draw:connector>
        <draw:custom-shape draw:style-name="gr8" draw:text-style-name="P9" draw:id="id8" draw:layer="layout" svg:width="7.2cm" svg:height="0.7cm" svg:x="22.223cm" svg:y="25.289cm">
          <text:p text:style-name="P1"><text:span text:style-name="T1">Transformer: </text:span><text:span text:style-name="T4">add-us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" draw:text-style-name="P9" draw:id="id9" draw:layer="layout" svg:width="7.2cm" svg:height="0.7cm" svg:x="22.223cm" svg:y="26.689cm">
          <text:p text:style-name="P1"><text:span text:style-name="T1">Transformer: </text:span><text:span text:style-name="T4">add-course-grade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0" draw:text-style-name="P6" draw:layer="layout" draw:type="line" svg:x1="25.823cm" svg:y1="24.589cm" svg:x2="25.823cm" svg:y2="25.289cm" draw:start-shape="id7" draw:start-glue-point="2" draw:end-shape="id8" draw:end-glue-point="0">
          <text:p text:style-name="P7"/>
        </draw:connector>
        <draw:connector draw:style-name="gr10" draw:text-style-name="P6" draw:layer="layout" draw:type="line" svg:x1="25.823cm" svg:y1="25.989cm" svg:x2="25.823cm" svg:y2="26.689cm" draw:start-shape="id8" draw:start-glue-point="2" draw:end-shape="id9">
          <text:p text:style-name="P7"/>
        </draw:connector>
        <draw:custom-shape draw:style-name="gr8" draw:text-style-name="P9" draw:id="id11" draw:layer="layout" svg:width="7.2cm" svg:height="0.803cm" svg:x="22.223cm" svg:y="28.089cm">
          <text:p text:style-name="P1"><text:span text:style-name="T1">Transformer: </text:span><text:span text:style-name="T4">xslt </text:span></text:p>
          <text:p text:style-name="P1"><text:span text:style-name="T4">(g_xsl_course_summary</text:span><text:span text:style-name="T5">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" draw:text-style-name="P9" draw:id="id12" draw:layer="layout" svg:width="7.2cm" svg:height="0.7cm" svg:x="22.223cm" svg:y="29.489cm">
          <text:p text:style-name="P1"><text:span text:style-name="T1">Transformer: </text:span><text:span text:style-name="T4">xslt </text:span><text:span text:style-name="T5">(xsl_math_signfix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0" draw:text-style-name="P6" draw:layer="layout" draw:type="line" svg:x1="25.823cm" svg:y1="23.089cm" svg:x2="25.823cm" svg:y2="23.889cm" draw:start-shape="id10" draw:start-glue-point="2" draw:end-shape="id7" draw:end-glue-point="0">
          <text:p text:style-name="P7"/>
        </draw:connector>
        <draw:connector draw:style-name="gr10" draw:text-style-name="P6" draw:layer="layout" draw:type="line" svg:x1="25.823cm" svg:y1="28.892cm" svg:x2="25.823cm" svg:y2="29.489cm" draw:start-shape="id11" draw:start-glue-point="2" draw:end-shape="id12" draw:end-glue-point="0">
          <text:p text:style-name="P7"/>
        </draw:connector>
        <draw:custom-shape draw:style-name="gr11" draw:text-style-name="P11" draw:id="id13" draw:layer="layout" svg:width="7.2cm" svg:height="0.7cm" svg:x="22.223cm" svg:y="30.889cm">
          <text:p text:style-name="P1"><text:span text:style-name="T1">Resource: </text:span><text:span text:style-name="T4">xhtml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2" draw:text-style-name="P6" draw:layer="layout" draw:type="line" svg:x1="25.823cm" svg:y1="30.189cm" svg:x2="25.823cm" svg:y2="30.889cm" draw:start-shape="id12" draw:start-glue-point="2" draw:end-shape="id13" draw:end-glue-point="0">
          <text:p text:style-name="P7"/>
        </draw:connector>
        <draw:connector draw:style-name="gr12" draw:text-style-name="P6" draw:layer="layout" draw:type="line" svg:x1="25.823cm" svg:y1="30.189cm" svg:x2="25.823cm" svg:y2="30.889cm" draw:start-shape="id12" draw:start-glue-point="2" draw:end-shape="id13" draw:end-glue-point="0">
          <text:p text:style-name="P7"/>
        </draw:connector>
        <draw:connector draw:style-name="gr13" draw:text-style-name="P12" draw:layer="layout" svg:x1="20.134cm" svg:y1="20.036cm" svg:x2="20.134cm" svg:y2="20.836cm" draw:start-shape="id1" draw:start-glue-point="6" draw:end-shape="id14" draw:end-glue-point="4">
          <text:p text:style-name="P7"/>
        </draw:connector>
        <draw:connector draw:style-name="gr14" draw:text-style-name="P12" draw:layer="layout" svg:x1="18.935cm" svg:y1="22.035cm" svg:x2="12.322cm" svg:y2="22.645cm" draw:start-shape="id14" draw:start-glue-point="5" draw:end-shape="id15" draw:end-glue-point="0">
          <text:p text:style-name="P7"/>
        </draw:connector>
        <draw:frame draw:style-name="gr5" draw:text-style-name="P8" draw:layer="layout" svg:width="0.858cm" svg:height="0.607cm" svg:x="19.377cm" svg:y="20.136cm">
          <draw:text-box>
            <text:p text:style-name="P7"><text:span text:style-name="T2">no</text:span></text:p>
          </draw:text-box>
        </draw:frame>
        <draw:connector draw:style-name="gr15" draw:text-style-name="P12" draw:layer="layout" draw:type="line" svg:x1="25.823cm" svg:y1="27.389cm" svg:x2="25.823cm" svg:y2="28.089cm" draw:start-shape="id9" draw:start-glue-point="2" draw:end-shape="id11" draw:end-glue-point="0">
          <text:p text:style-name="P7"/>
        </draw:connector>
        <draw:custom-shape draw:style-name="gr16" draw:text-style-name="P9" draw:id="id16" draw:layer="layout" svg:width="2.8cm" svg:height="0.7cm" svg:x="24.423cm" svg:y="32.336cm">
          <text:p text:style-name="P3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7" draw:text-style-name="P12" draw:layer="layout" draw:type="line" svg:x1="25.823cm" svg:y1="31.589cm" svg:x2="25.822cm" svg:y2="32.336cm" draw:start-shape="id13" draw:start-glue-point="2" draw:end-shape="id16" draw:end-glue-point="4">
          <text:p text:style-name="P7"/>
        </draw:connector>
        <draw:custom-shape draw:style-name="gr16" draw:text-style-name="P13" draw:id="id17" draw:layer="layout" svg:width="7.2cm" svg:height="0.7cm" svg:x="16.535cm" svg:y="16.136cm">
          <text:p text:style-name="P1"><text:span text:style-name="T1">Selector: </text:span><text:span text:style-name="T4">simple </text:span><text:span text:style-name="T5">(value: cas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7" draw:layer="layout" svg:width="25.682cm" svg:height="4.095cm" svg:x="8.035cm" svg:y="6.141cm">
          <draw:text-box>
            <text:p text:style-name="P14"><text:span text:style-name="T6">Mumie 2 Sitemap</text:span></text:p>
            <text:p text:style-name="P15"><text:span text:style-name="T7">Context “homework”, Courses</text:span></text:p>
            <text:p text:style-name="P16"><text:span text:style-name="T8">Match:</text:span><text:span text:style-name="T9"> </text:span><text:span text:style-name="T10">protected/homework/document/type-name/course/id/*</text:span></text:p>
          </draw:text-box>
        </draw:frame>
        <draw:custom-shape draw:style-name="gr2" draw:text-style-name="P18" draw:id="id14" draw:layer="layout" svg:width="2.4cm" svg:height="2.4cm" svg:x="18.935cm" svg:y="20.836cm">
          <text:p text:style-name="P3"><text:span text:style-name="T11">case = student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9" draw:text-style-name="P19" draw:layer="layout" svg:x1="20.134cm" svg:y1="17.636cm" svg:x2="20.135cm" svg:y2="16.836cm" draw:start-shape="id1" draw:start-glue-point="4" draw:end-shape="id17" draw:end-glue-point="2">
          <text:p text:style-name="P7"/>
        </draw:connector>
        <draw:connector draw:style-name="gr19" draw:text-style-name="P19" draw:layer="layout" svg:x1="20.135cm" svg:y1="15.336cm" svg:x2="20.135cm" svg:y2="16.136cm" draw:start-shape="id4" draw:start-glue-point="2" draw:end-shape="id17" draw:end-glue-point="0">
          <text:p text:style-name="P7"/>
        </draw:connector>
        <draw:frame draw:style-name="gr5" draw:text-style-name="P8" draw:layer="layout" svg:width="1.002cm" svg:height="0.607cm" svg:x="17.033cm" svg:y="21.529cm">
          <draw:text-box>
            <text:p text:style-name="P7"><text:span text:style-name="T2">yes</text:span></text:p>
          </draw:text-box>
        </draw:frame>
        <draw:custom-shape draw:style-name="gr2" draw:text-style-name="P4" draw:id="id18" draw:layer="layout" svg:width="2.4cm" svg:height="2.4cm" svg:x="18.935cm" svg:y="33.436cm">
          <text:p text:style-name="P3"><text:span text:style-name="T3">case = othe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9" draw:text-style-name="P12" draw:layer="layout" svg:x1="20.134cm" svg:y1="23.236cm" svg:x2="20.134cm" svg:y2="33.436cm" draw:start-shape="id14" draw:start-glue-point="6" draw:end-shape="id18" draw:end-glue-point="4">
          <text:p text:style-name="P7"/>
        </draw:connector>
        <draw:frame draw:style-name="gr5" draw:text-style-name="P8" draw:layer="layout" svg:width="0.858cm" svg:height="0.607cm" svg:x="19.151cm" svg:y="27.729cm">
          <draw:text-box>
            <text:p text:style-name="P7"><text:span text:style-name="T2">no</text:span></text:p>
          </draw:text-box>
        </draw:frame>
        <draw:custom-shape draw:style-name="gr20" draw:text-style-name="P11" draw:id="id19" draw:layer="layout" svg:width="7.2cm" svg:height="0.9cm" svg:x="22.247cm" svg:y="35.515cm">
          <text:p text:style-name="P1"><text:span text:style-name="T1">Redirect:</text:span></text:p>
          <text:p text:style-name="P1"><text:span text:style-name="T5">g_pge_not_a_course_memb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7" draw:text-style-name="P12" draw:layer="layout" draw:type="line" svg:x1="25.847cm" svg:y1="36.415cm" svg:x2="25.846cm" svg:y2="37.224cm" draw:start-shape="id19" draw:start-glue-point="2" draw:end-shape="id20" draw:end-glue-point="4">
          <text:p text:style-name="P7"/>
        </draw:connector>
        <draw:custom-shape draw:style-name="gr16" draw:text-style-name="P9" draw:id="id20" draw:layer="layout" svg:width="2.8cm" svg:height="0.7cm" svg:x="24.447cm" svg:y="37.224cm">
          <text:p text:style-name="P3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9" draw:text-style-name="P12" draw:id="id21" draw:layer="layout" svg:x1="21.335cm" svg:y1="34.635cm" svg:x2="22.32cm" svg:y2="34.635cm" draw:start-shape="id18" draw:start-glue-point="7">
          <text:p text:style-name="P7"/>
        </draw:connector>
        <draw:connector draw:style-name="gr19" draw:text-style-name="P12" draw:layer="layout" svg:x1="22.32cm" svg:y1="34.635cm" svg:x2="25.847cm" svg:y2="35.515cm" draw:start-shape="id21" draw:start-glue-point="3" draw:end-shape="id19" draw:end-glue-point="0">
          <text:p text:style-name="P7"/>
        </draw:connector>
        <draw:frame draw:style-name="gr5" draw:text-style-name="P8" draw:layer="layout" svg:width="1.002cm" svg:height="0.607cm" svg:x="21.933cm" svg:y="34.102cm">
          <draw:text-box>
            <text:p text:style-name="P7"><text:span text:style-name="T2">yes</text:span></text:p>
          </draw:text-box>
        </draw:frame>
        <draw:custom-shape draw:style-name="gr1" draw:text-style-name="P2" draw:id="id23" draw:layer="layout" svg:width="7.2cm" svg:height="0.7cm" svg:x="22.223cm" svg:y="21.024cm">
          <text:p text:style-name="P1"><text:span text:style-name="T1">Action: </text:span><text:span text:style-name="T4">resolve-generic-documen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2" draw:id="id22" draw:layer="layout" svg:width="5.5cm" svg:height="2.521cm" svg:x="31.392cm" svg:y="19.525cm">
          <text:list text:style-name="L1">
            <text:list-item>
              <text:p text:style-name="P1"><text:span text:style-name="T2"/></text:p>
            </text:list-item>
          </text:list>
          <text:list text:style-name="L1">
            <text:list-item>
              <text:p text:style-name="P1"><text:span text:style-name="T2">Sets the following sitemap</text:span></text:p>
            </text:list-item>
          </text:list>
          <text:list text:style-name="L1">
            <text:list-item>
              <text:p text:style-name="P1"><text:span text:style-name="T2">parameters:</text:span></text:p>
            </text:list-item>
          </text:list>
          <text:list text:style-name="L1">
            <text:list-item>
              <text:p text:style-name="P5"><text:span text:style-name="T2"><text:s/></text:span><text:span text:style-name="T2">name-of-generic</text:span></text:p>
            </text:list-item>
          </text:list>
          <text:list text:style-name="L1">
            <text:list-item>
              <text:p text:style-name="P5"><text:span text:style-name="T2"><text:s/></text:span><text:span text:style-name="T2">id-of-generic</text:span></text:p>
            </text:list-item>
          </text:list>
          <text:list text:style-name="L1">
            <text:list-item>
              <text:p text:style-name="P5"><text:span text:style-name="T2"><text:s/></text:span><text:span text:style-name="T2">language</text:span></text:p>
            </text:list-item>
          </text:list>
          <text:list text:style-name="L1">
            <text:list-item>
              <text:p text:style-name="P5"><text:span text:style-name="T2"><text:s/></text:span><text:span text:style-name="T2">theme</text:span></text:p>
            </text:list-item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6" draw:text-style-name="P6" draw:layer="layout" draw:type="line" svg:x1="31.392cm" svg:y1="20.785cm" svg:x2="29.423cm" svg:y2="21.374cm" draw:start-shape="id22" draw:start-glue-point="5" draw:end-shape="id23" draw:end-glue-point="1">
          <text:p text:style-name="P7"/>
        </draw:connector>
        <draw:connector draw:style-name="gr10" draw:text-style-name="P6" draw:layer="layout" draw:type="line" svg:x1="25.823cm" svg:y1="20.389cm" svg:x2="25.823cm" svg:y2="21.024cm" draw:start-shape="id2" draw:start-glue-point="2" draw:end-shape="id23" draw:end-glue-point="0">
          <text:p text:style-name="P7"/>
        </draw:connector>
        <draw:connector draw:style-name="gr10" draw:text-style-name="P6" draw:layer="layout" draw:type="line" svg:x1="25.823cm" svg:y1="21.724cm" svg:x2="25.823cm" svg:y2="22.389cm" draw:start-shape="id23" draw:start-glue-point="2" draw:end-shape="id10" draw:end-glue-point="0">
          <text:p text:style-name="P7"/>
        </draw:connector>
        <draw:custom-shape draw:style-name="gr1" draw:text-style-name="P2" draw:id="id15" draw:layer="layout" svg:width="7.2cm" svg:height="0.7cm" svg:x="8.722cm" svg:y="22.645cm">
          <text:p text:style-name="P1"><text:span text:style-name="T1">Action: </text:span><text:span text:style-name="T4">resolve-generic-documen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2" draw:id="id24" draw:layer="layout" svg:width="5.5cm" svg:height="2.521cm" svg:x="2.357cm" svg:y="19.526cm">
          <text:list text:style-name="L1">
            <text:list-item>
              <text:p text:style-name="P1"><text:span text:style-name="T2"/></text:p>
            </text:list-item>
          </text:list>
          <text:list text:style-name="L1">
            <text:list-item>
              <text:p text:style-name="P1"><text:span text:style-name="T2">Sets the following sitemap</text:span></text:p>
            </text:list-item>
          </text:list>
          <text:list text:style-name="L1">
            <text:list-item>
              <text:p text:style-name="P1"><text:span text:style-name="T2">parameters:</text:span></text:p>
            </text:list-item>
          </text:list>
          <text:list text:style-name="L1">
            <text:list-item>
              <text:p text:style-name="P5"><text:span text:style-name="T2"><text:s/></text:span><text:span text:style-name="T2">name-of-generic</text:span></text:p>
            </text:list-item>
          </text:list>
          <text:list text:style-name="L1">
            <text:list-item>
              <text:p text:style-name="P5"><text:span text:style-name="T2"><text:s/></text:span><text:span text:style-name="T2">id-of-generic</text:span></text:p>
            </text:list-item>
          </text:list>
          <text:list text:style-name="L1">
            <text:list-item>
              <text:p text:style-name="P5"><text:span text:style-name="T2"><text:s/></text:span><text:span text:style-name="T2">language</text:span></text:p>
            </text:list-item>
          </text:list>
          <text:list text:style-name="L1">
            <text:list-item>
              <text:p text:style-name="P5"><text:span text:style-name="T2"><text:s/></text:span><text:span text:style-name="T2">theme</text:span></text:p>
            </text:list-item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6" draw:text-style-name="P6" draw:layer="layout" draw:type="line" svg:x1="8.722cm" svg:y1="22.995cm" svg:x2="7.857cm" svg:y2="20.786cm" draw:start-shape="id15" draw:start-glue-point="3" draw:end-shape="id24" draw:end-glue-point="7">
          <text:p text:style-name="P7"/>
        </draw:connector>
        <draw:custom-shape draw:style-name="gr7" draw:text-style-name="P9" draw:id="id27" draw:layer="layout" svg:width="7.2cm" svg:height="0.7cm" svg:x="8.722cm" svg:y="23.891cm">
          <text:p text:style-name="P1"><text:span text:style-name="T1">Generator: </text:span><text:span text:style-name="T4">documen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" draw:text-style-name="P9" draw:id="id25" draw:layer="layout" svg:width="7.2cm" svg:height="0.7cm" svg:x="8.722cm" svg:y="25.15cm">
          <text:p text:style-name="P1"><text:span text:style-name="T1">Transformer: </text:span><text:span text:style-name="T4">add-param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2" draw:id="id26" draw:layer="layout" svg:width="5.475cm" svg:height="2.836cm" svg:x="2.369cm" svg:y="23.292cm">
          <text:list text:style-name="L1">
            <text:list-item>
              <text:p text:style-name="P10"><text:span text:style-name="T2">Adds the following parameters:</text:span></text:p>
            </text:list-item>
          </text:list>
          <text:list text:style-name="L1">
            <text:list-item>
              <text:p text:style-name="P5"><text:span text:style-name="T2"><text:s/></text:span><text:span text:style-name="T2">course</text:span></text:p>
            </text:list-item>
          </text:list>
          <text:list text:style-name="L1">
            <text:list-item>
              <text:p text:style-name="P5"><text:span text:style-name="T2"><text:s/></text:span><text:span text:style-name="T2">session-user</text:span></text:p>
            </text:list-item>
          </text:list>
          <text:list text:style-name="L1">
            <text:list-item>
              <text:p text:style-name="P5"><text:span text:style-name="T2"><text:s/></text:span><text:span text:style-name="T2">with-open-button</text:span></text:p>
            </text:list-item>
          </text:list>
          <text:list text:style-name="L1">
            <text:list-item>
              <text:p text:style-name="P5"><text:span text:style-name="T2"><text:s/></text:span><text:span text:style-name="T2">is-course-member </text:span></text:p>
            </text:list-item>
          </text:list>
          <text:list text:style-name="L1">
            <text:list-item>
              <text:p text:style-name="P5"><text:span text:style-name="T2"><text:s/></text:span><text:span text:style-name="T2">as-frame</text:span></text:p>
            </text:list-item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6" draw:text-style-name="P6" draw:layer="layout" draw:type="line" svg:x1="8.722cm" svg:y1="25.5cm" svg:x2="7.844cm" svg:y2="24.709cm" draw:start-shape="id25" draw:start-glue-point="3" draw:end-shape="id26" draw:end-glue-point="7">
          <text:p text:style-name="P7"/>
        </draw:connector>
        <draw:custom-shape draw:style-name="gr8" draw:text-style-name="P9" draw:id="id28" draw:layer="layout" svg:width="7.2cm" svg:height="0.7cm" svg:x="8.722cm" svg:y="26.484cm">
          <text:p text:style-name="P1"><text:span text:style-name="T1">Transformer: </text:span><text:span text:style-name="T4">add-us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" draw:text-style-name="P9" draw:id="id29" draw:layer="layout" svg:width="7.2cm" svg:height="0.7cm" svg:x="8.722cm" svg:y="27.69cm">
          <text:p text:style-name="P1"><text:span text:style-name="T1">Transformer: </text:span><text:span text:style-name="T4">add-course-grade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" draw:text-style-name="P9" draw:id="id30" draw:layer="layout" svg:width="7.2cm" svg:height="0.803cm" svg:x="8.722cm" svg:y="28.998cm">
          <text:p text:style-name="P1"><text:span text:style-name="T1">Transformer: </text:span><text:span text:style-name="T4">xslt </text:span></text:p>
          <text:p text:style-name="P1"><text:span text:style-name="T4">(g_xsl_course_summary</text:span><text:span text:style-name="T5">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" draw:text-style-name="P9" draw:id="id31" draw:layer="layout" svg:width="7.2cm" svg:height="0.7cm" svg:x="8.722cm" svg:y="30.276cm">
          <text:p text:style-name="P1"><text:span text:style-name="T1">Transformer: </text:span><text:span text:style-name="T4">xslt </text:span><text:span text:style-name="T5">(xsl_math_signfix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1" draw:text-style-name="P11" draw:id="id32" draw:layer="layout" svg:width="7.2cm" svg:height="0.7cm" svg:x="8.722cm" svg:y="31.632cm">
          <text:p text:style-name="P1"><text:span text:style-name="T1">Resource: </text:span><text:span text:style-name="T4">xhtml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6" draw:text-style-name="P9" draw:id="id33" draw:layer="layout" svg:width="2.8cm" svg:height="0.7cm" svg:x="10.922cm" svg:y="33.09cm">
          <text:p text:style-name="P3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6" draw:layer="layout" draw:type="line" svg:x1="12.322cm" svg:y1="23.345cm" svg:x2="12.322cm" svg:y2="23.891cm" draw:start-shape="id15" draw:start-glue-point="2" draw:end-shape="id27" draw:end-glue-point="0">
          <text:p text:style-name="P7"/>
        </draw:connector>
        <draw:connector draw:style-name="gr10" draw:text-style-name="P6" draw:layer="layout" draw:type="line" svg:x1="12.322cm" svg:y1="24.591cm" svg:x2="12.322cm" svg:y2="25.15cm" draw:start-shape="id27" draw:start-glue-point="2" draw:end-shape="id25" draw:end-glue-point="0">
          <text:p text:style-name="P7"/>
        </draw:connector>
        <draw:connector draw:style-name="gr10" draw:text-style-name="P6" draw:layer="layout" draw:type="line" svg:x1="12.322cm" svg:y1="25.85cm" svg:x2="12.322cm" svg:y2="26.484cm" draw:start-shape="id25" draw:start-glue-point="2" draw:end-shape="id28" draw:end-glue-point="0">
          <text:p text:style-name="P7"/>
        </draw:connector>
        <draw:connector draw:style-name="gr10" draw:text-style-name="P6" draw:layer="layout" draw:type="line" svg:x1="12.322cm" svg:y1="27.184cm" svg:x2="12.322cm" svg:y2="27.69cm" draw:start-shape="id28" draw:start-glue-point="2" draw:end-shape="id29" draw:end-glue-point="0">
          <text:p text:style-name="P7"/>
        </draw:connector>
        <draw:connector draw:style-name="gr10" draw:text-style-name="P6" draw:layer="layout" draw:type="line" svg:x1="12.322cm" svg:y1="28.39cm" svg:x2="12.322cm" svg:y2="28.998cm" draw:start-shape="id29" draw:start-glue-point="2" draw:end-shape="id30" draw:end-glue-point="0">
          <text:p text:style-name="P7"/>
        </draw:connector>
        <draw:connector draw:style-name="gr10" draw:text-style-name="P6" draw:layer="layout" draw:type="line" svg:x1="12.322cm" svg:y1="29.801cm" svg:x2="12.322cm" svg:y2="30.276cm" draw:start-shape="id30" draw:start-glue-point="2" draw:end-shape="id31" draw:end-glue-point="0">
          <text:p text:style-name="P7"/>
        </draw:connector>
        <draw:connector draw:style-name="gr10" draw:text-style-name="P6" draw:layer="layout" draw:type="line" svg:x1="12.322cm" svg:y1="30.976cm" svg:x2="12.322cm" svg:y2="31.632cm" draw:start-shape="id31" draw:start-glue-point="2" draw:end-shape="id32">
          <text:p text:style-name="P7"/>
        </draw:connector>
        <draw:connector draw:style-name="gr10" draw:text-style-name="P6" draw:layer="layout" draw:type="line" svg:x1="12.322cm" svg:y1="32.332cm" svg:x2="12.321cm" svg:y2="33.09cm" draw:start-shape="id32" draw:start-glue-point="2" draw:end-shape="id33" draw:end-glue-point="4">
          <text:p text:style-name="P7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457cm" fo:margin-bottom="0.453cm" fo:margin-left="0.423cm" fo:margin-right="0.454cm" fo:page-width="42.012cm" fo:page-height="59.41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initial-creator>Marek Grudzinski</meta:initial-creator>
    <meta:creation-date>2007-08-21T14:01:51</meta:creation-date>
    <dc:creator>Marek Grudzinski</dc:creator>
    <dc:date>2007-08-21T14:33:47</dc:date>
    <dc:language>en-US</dc:language>
    <meta:editing-cycles>6</meta:editing-cycles>
    <meta:editing-duration>PT31M57S</meta:editing-duration>
    <meta:user-defined meta:name="Info 1"/>
    <meta:user-defined meta:name="Info 2"/>
    <meta:user-defined meta:name="Info 3"/>
    <meta:user-defined meta:name="Info 4"/>
    <meta:document-statistic meta:object-count="71"/>
  </office:meta>
</office:document-meta>
</file>